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YahooSans" svg:font-family="YahooSans, 'Helvetica Neue', 'Segoe UI', Helvetica, Arial, 'Lucida Grande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Ubuntu" fo:font-size="14pt" style:font-size-asian="14pt" style:font-size-complex="14pt"/>
    </style:style>
    <style:style style:name="P2" style:family="paragraph" style:parent-style-name="Text_20_body">
      <style:text-properties style:font-name="Ubuntu" fo:font-size="14pt" officeooo:rsid="001825ec" officeooo:paragraph-rsid="001825ec" style:font-size-asian="14pt" style:font-size-complex="14pt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4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solid" style:text-underline-width="auto" style:text-underline-color="font-color" fo:font-weight="normal" style:text-blinking="false" fo:background-color="transparent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Ubuntu" fo:font-size="14pt" style:text-underline-style="none" style:text-blinking="false" fo:background-color="transparent" style:font-size-asian="14pt" style:font-size-complex="14pt"/>
    </style:style>
    <style:style style:name="P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7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8" style:family="paragraph" style:parent-style-name="Text_20_body">
      <style:paragraph-properties fo:margin-left="0.635cm" fo:margin-right="0cm" fo:text-indent="0cm" style:auto-text-indent="false"/>
      <style:text-properties style:font-name="Ubuntu" fo:font-size="14pt" style:font-size-asian="14pt" style:font-size-complex="14pt"/>
    </style:style>
    <style:style style:name="P9" style:family="paragraph" style:parent-style-name="Text_20_body">
      <style:paragraph-properties fo:margin-left="0.635cm" fo:margin-right="0cm" fo:margin-top="0cm" fo:margin-bottom="0cm" loext:contextual-spacing="false" fo:line-height="240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0" style:family="paragraph" style:parent-style-name="Text_20_body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11" style:family="paragraph" style:parent-style-name="Text_20_body">
      <style:paragraph-properties fo:margin-left="0.635cm" fo:margin-right="0cm" fo:margin-top="0cm" fo:margin-bottom="0cm" loext:contextual-spacing="false" fo:line-height="240%" fo:text-indent="0cm" style:auto-text-indent="false" style:writing-mode="lr-tb"/>
      <style:text-properties style:font-name="Ubuntu" fo:font-size="14pt" style:font-size-asian="14pt" style:font-size-complex="14pt"/>
    </style:style>
    <style:style style:name="P1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style:text-underline-style="none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-6.35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style:font-size-asian="14pt" style:font-size-complex="14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officeooo:paragraph-rsid="001825ec" style:font-size-asian="14pt" style:font-size-complex="14pt"/>
    </style:style>
    <style:style style:name="P1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font-name="Ubuntu" fo:font-size="14pt" fo:font-style="normal" style:text-underline-style="solid" style:text-underline-width="auto" style:text-underline-color="font-color" fo:font-weight="normal" fo:background-color="transparent" style:font-size-asian="14pt" style:font-size-complex="14p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1825ec" style:text-blinking="false" fo:background-color="#f1eeec" style:font-size-asian="14pt" style:font-size-complex="14pt"/>
    </style:style>
    <style:style style:name="P20" style:family="paragraph" style:parent-style-name="Text_20_body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21" style:family="paragraph" style:parent-style-name="Text_20_body" style:list-style-name="L2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22" style:family="paragraph" style:parent-style-name="Text_20_body">
      <style:paragraph-properties fo:margin-left="0.635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1bb597" style:text-blinking="false" fo:background-color="transparent" style:font-size-asian="14pt" style:font-size-complex="14pt"/>
    </style:style>
    <style:style style:name="P23" style:family="paragraph" style:parent-style-name="Text_20_body" style:list-style-name="L2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a39ef" officeooo:paragraph-rsid="001a39ef" style:text-blinking="false" fo:background-color="transparent" style:font-size-asian="14pt" style:font-size-complex="14pt"/>
    </style:style>
    <style:style style:name="P24" style:family="paragraph" style:parent-style-name="Text_20_body" style:list-style-name="L2">
      <loext:graphic-properties draw:fill="none" draw:fill-color="#ffffff"/>
      <style:paragraph-properties fo:margin-left="0.635cm" fo:margin-right="0cm" fo:margin-top="0cm" fo:margin-bottom="0cm" loext:contextual-spacing="false" fo:line-height="138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84f1e" officeooo:paragraph-rsid="00184f1e" style:text-blinking="false" fo:background-color="transparent" style:font-size-asian="14pt" style:font-size-complex="14pt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2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1825ec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left="1.27cm" fo:margin-right="0cm" fo:margin-top="0cm" fo:margin-bottom="0cm" loext:contextual-spacing="false" fo:line-height="138%" fo:text-indent="-6.35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style:font-size-asian="14pt" style:font-size-complex="14pt"/>
    </style:style>
    <style:style style:name="P28" style:family="paragraph" style:parent-style-name="Text_20_body" style:list-style-name="L3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style:font-name="Ubuntu" fo:font-size="14pt" officeooo:paragraph-rsid="001825ec" style:font-size-asian="14pt" style:font-size-complex="14pt"/>
    </style:style>
    <style:style style:name="P29" style:family="paragraph" style:parent-style-name="Text_20_body" style:list-style-name="L3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paragraph-rsid="001825ec" style:text-blinking="false" fo:background-color="transparent" style:font-size-asian="14pt" style:font-size-complex="14pt"/>
    </style:style>
    <style:style style:name="P30" style:family="paragraph" style:parent-style-name="Text_20_body" style:list-style-name="L3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officeooo:paragraph-rsid="001825ec"/>
    </style:style>
    <style:style style:name="P31" style:family="paragraph" style:parent-style-name="Text_20_body" style:list-style-name="L3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officeooo:rsid="001bb597" officeooo:paragraph-rsid="001bb59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officeooo:rsid="00180428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25e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042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bb59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18042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solid" style:text-underline-width="auto" style:text-underline-color="font-color" fo:font-weight="normal" officeooo:rsid="001825ec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bb597" style:text-blinking="false" fo:background-color="transparent" loext:char-shading-value="0" style:font-size-asian="14pt" style:font-size-complex="14pt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ize="14pt" style:text-underline-style="none" officeooo:rsid="00180428" style:text-blinking="false" fo:background-color="transparent" loext:char-shading-value="0" style:font-size-asian="14pt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4pt" fo:font-style="normal" style:text-underline-style="none" fo:font-weight="normal" officeooo:rsid="001bb597" style:text-blinking="false" fo:background-color="transparent" loext:char-shading-value="0" style:font-size-asian="14pt" style:font-size-complex="14pt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4pt" style:text-underline-style="none" officeooo:rsid="00180428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17" style:family="text">
      <style:text-properties fo:font-variant="normal" fo:text-transform="none" fo:color="#979ba7" style:text-line-through-style="none" style:text-line-through-type="none" style:font-name="YahooSans" fo:font-size="9.75pt" fo:letter-spacing="normal" fo:font-style="normal" style:text-underline-style="none" fo:font-weight="normal" officeooo:rsid="00180428" style:text-blinking="false" fo:background-color="transparent" loext:char-shading-value="0"/>
    </style:style>
    <style:style style:name="T18" style:family="text">
      <style:text-properties fo:font-variant="normal" fo:text-transform="none" fo:color="#979ba7" style:text-line-through-style="none" style:text-line-through-type="none" style:font-name="YahooSans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979ba7" style:text-line-through-style="none" style:text-line-through-type="none" style:font-name="Ubuntu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188fff" style:text-line-through-style="none" style:text-line-through-type="none" style:font-name="YahooSans" fo:font-size="9.75pt" fo:letter-spacing="normal" fo:font-style="normal" style:text-underline-style="none" fo:font-weight="normal" officeooo:rsid="00180428" style:text-blinking="false" fo:background-color="transparent" loext:char-shading-value="0"/>
    </style:style>
    <style:style style:name="T21" style:family="text">
      <style:text-properties fo:font-variant="normal" fo:text-transform="none" fo:color="#188fff" style:text-line-through-style="none" style:text-line-through-type="none" style:font-name="YahooSans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188fff" style:text-line-through-style="none" style:text-line-through-type="none" style:font-name="Ubuntu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c9211e" style:text-line-through-style="none" style:text-line-through-type="none" style:font-name="Ubuntu" fo:font-size="14pt" fo:font-style="normal" style:text-underline-style="none" fo:font-weight="normal" officeooo:rsid="001bb597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c9211e" style:text-line-through-style="none" style:text-line-through-type="none" style:font-name="Ubuntu" fo:font-size="14pt" style:text-underline-style="none" officeooo:rsid="00180428" style:text-blinking="false" fo:background-color="transparent" loext:char-shading-value="0" style:font-size-asian="14pt" style:font-size-complex="14pt"/>
    </style:style>
    <style:style style:name="T25" style:family="text">
      <style:text-properties fo:font-variant="normal" fo:text-transform="none" fo:color="#c9211e" style:text-line-through-style="none" style:text-line-through-type="none" style:font-name="Ubuntu" fo:font-size="14pt" fo:letter-spacing="normal" fo:font-style="normal" style:text-underline-style="none" fo:font-weight="normal" officeooo:rsid="00180428" style:text-blinking="false" fo:background-color="transparent" loext:char-shading-value="0" style:font-size-asian="14pt" style:font-size-complex="14pt"/>
    </style:style>
    <style:style style:name="T26" style:family="text">
      <style:text-properties fo:font-style="normal" fo:font-weight="normal"/>
    </style:style>
    <style:style style:name="T27" style:family="text">
      <style:text-properties fo:font-style="normal" fo:font-weight="normal" officeooo:rsid="0017039c"/>
    </style:style>
    <style:style style:name="T28" style:family="text">
      <style:text-properties fo:color="#369f47"/>
    </style:style>
    <style:style style:name="T29" style:family="text">
      <style:text-properties officeooo:rsid="0017039c"/>
    </style:style>
    <style:style style:name="T30" style:family="text">
      <style:text-properties officeooo:rsid="00180428"/>
    </style:style>
    <style:style style:name="T31" style:family="text">
      <style:text-properties officeooo:rsid="001825ec"/>
    </style:style>
    <style:style style:name="T32" style:family="text">
      <style:text-properties officeooo:rsid="001a39ef"/>
    </style:style>
    <style:style style:name="T33" style:family="text">
      <style:text-properties officeooo:rsid="001bb597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docs-internal-guid-2838aa58-7fff-72a1-1246-e9f5d2d348fe"/>Curriculum Vitae</text:p>
      <text:p text:style-name="P3">Victor Nkuna</text:p>
      <text:list xml:id="list3827321185" text:style-name="L1">
        <text:list-item>
          <text:p text:style-name="P18">Personal details</text:p>
        </text:list-item>
      </text:list>
      <text:p text:style-name="P1"/>
      <text:p text:style-name="P20">Surname: Nkuna</text:p>
      <text:p text:style-name="P10"><text:span text:style-name="T3">First names</text:span><text:span text:style-name="T1"> </text:span><text:span text:style-name="T3">: Victor</text:span></text:p>
      <text:p text:style-name="P10"><text:span text:style-name="T3">Gender</text:span><text:span text:style-name="T1"> </text:span><text:span text:style-name="T3">: Male</text:span></text:p>
      <text:p text:style-name="P20">Identity number: 9601135886089</text:p>
      <text:p text:style-name="P1"/>
      <text:p text:style-name="P20">Postal and Residential address:</text:p>
      <text:p text:style-name="P22">No: <text:span text:style-name="T33">54,</text:span></text:p>
      <text:p text:style-name="P22"><text:s/>Zone 18,</text:p>
      <text:p text:style-name="P22"><text:s/>Langa,</text:p>
      <text:p text:style-name="P22"><text:s/>Cape Town,</text:p>
      <text:p text:style-name="P22"><text:s/>7455</text:p>
      <text:p text:style-name="P22"/>
      <text:p text:style-name="P20">Cellular number:+27760170851</text:p>
      <text:p text:style-name="P11"><text:span text:style-name="T3">E-mail address :</text:span><text:span text:style-name="T4">victor</text:span><text:span text:style-name="T7">.</text:span><text:span text:style-name="T8">nkuna@yahoo.com</text:span></text:p>
      <text:p text:style-name="P9">Alternative <text:span text:style-name="T31">E-mail:victor.nkuna@hotmail.com</text:span></text:p>
      <text:p text:style-name="P1"/>
      <text:p text:style-name="P20">Home language Tsonga</text:p>
      <text:p text:style-name="P10"><text:span text:style-name="T3">Other language proficiency</text:span><text:span text:style-name="T1">  </text:span><text:span text:style-name="T3">: English-Speak-Write, isiZulu-Speak,Sepedi-Speak-Write Setswana-Speak,Sesotho-Speak,Xhosa-Speak</text:span></text:p>
      <text:p text:style-name="P1"/>
      <text:p text:style-name="P7"/>
      <text:p text:style-name="P16"><text:span text:style-name="T9">3.</text:span><text:span text:style-name="T7">Secondary Education</text:span></text:p>
      <text:p text:style-name="P1"/>
      <text:p text:style-name="P26">School: Ngakana Secondary School</text:p>
      <text:p text:style-name="P17"><text:span text:style-name="T4">English </text:span><text:span text:style-name="T3">additional language, Sepedi home language, Physical Sciences, Agricultural Science, Mathematics, Life Science, Life Orientation</text:span></text:p>
      <text:p text:style-name="P15"><text:soft-page-break/>Tertia</text:p>
      <text:p text:style-name="P1"/>
      <text:p text:style-name="P15"/>
      <text:p text:style-name="P4"><text:span text:style-name="T31">4.</text:span>Attributes:</text:p>
      <text:p text:style-name="P1"/>
      <text:p text:style-name="P12">I’m hard working, organised, sociable, open-minded and giving. My highly motivated qualities are attributes to my ability to associate well with people of different cultures, beliefs and personalities.</text:p>
      <text:p text:style-name="P1"><text:line-break/></text:p>
      <text:p text:style-name="P4"><text:span text:style-name="T31">5</text:span>.<text:span text:style-name="T31">A</text:span>chievements</text:p>
      <text:list xml:id="list2118627559" text:style-name="L2">
        <text:list-item>
          <text:p text:style-name="P21">Best learner in grade 12, 2014 being a top student in subjects: Agriculture Sciences, Life Sciences, Physical Sciences, English and Mathematics.</text:p>
        </text:list-item>
        <text:list-item>
          <text:p text:style-name="P21">Learners Representative Council (LRC) Vice President in 2012.</text:p>
        </text:list-item>
        <text:list-item>
          <text:p text:style-name="P21">Learners Representative Council (LRC) President in 2013.</text:p>
        </text:list-item>
        <text:list-item>
          <text:p text:style-name="P21">Professional presentation skills course certificate with Jen X People Strategies.</text:p>
        </text:list-item>
        <text:list-item>
          <text:p text:style-name="P23">Responsive Web Design Certificate(<text:a xlink:type="simple" xlink:href="https://www.freecodecamp.org/certification/fcc276718ef-256c-4c3e-a4c3-d8bfe61859cc/responsive-web-design" text:style-name="Internet_20_link" text:visited-style-name="Visited_20_Internet_20_Link">https://www.freecodecamp.org/certification/fcc276718ef-256c-4c3e-a4c3-d8bfe61859cc/responsive-web-design</text:a>)</text:p>
        </text:list-item>
        <text:list-item>
          <text:p text:style-name="P23"/>
        </text:list-item>
        <text:list-item>
          <text:p text:style-name="P24">SoloLearn HTML and JavaScript Certificate(<text:a xlink:type="simple" xlink:href="https://www.sololearn.com/play/html" text:style-name="Internet_20_link" text:visited-style-name="Visited_20_Internet_20_Link">https://www.sololearn.com/play/html</text:a> <text:s/>and <text:a xlink:type="simple" xlink:href="https://www.sololearn.com/Certificate/1024-16998995/pdf/" text:style-name="Internet_20_link" text:visited-style-name="Visited_20_Internet_20_Link">https://www.sololearn.com/Certificate/1024-16998995/pdf/</text:a> <text:span text:style-name="T32">)</text:span></text:p>
        </text:list-item>
      </text:list>
      <text:p text:style-name="P8"/>
      <text:p text:style-name="P7"><text:span text:style-name="T31">6.</text:span>Work Experience </text:p>
      <text:p text:style-name="P1"/>
      <text:p text:style-name="P12">Name of  the Institution: <text:span text:style-name="T29">Save Money Solutions</text:span></text:p>
      <text:p text:style-name="P13"><text:span text:style-name="T26">Position held  </text:span><text:span text:style-name="T27">Debt Review Agent</text:span></text:p>
      <text:p text:style-name="P12">Duration:<text:span text:style-name="T29">2</text:span><text:span text:style-name="T30">016-April to 2018-December</text:span></text:p>
      <text:p text:style-name="P13"/>
      <text:p text:style-name="P5"><text:soft-page-break/> </text:p>
      <text:p text:style-name="P2">7.References </text:p>
      <text:list xml:id="list2529817032" text:style-name="L3">
        <text:list-header>
          <text:p text:style-name="P28"><text:span text:style-name="T3"><text:s text:c="4"/>Name:</text:span><text:span text:style-name="T4">Constance Tandeka Xameni</text:span></text:p>
          <text:p text:style-name="P28"><text:span text:style-name="T3"><text:s text:c="4"/>Relation</text:span><text:span text:style-name="T1"> </text:span><text:span text:style-name="T3">:</text:span><text:span text:style-name="T4">Manager at Save Money Solutions</text:span></text:p>
          <text:p text:style-name="P30"><text:span text:style-name="T10"><text:s text:c="3"/></text:span><text:span text:style-name="T11">Email</text:span><text:span text:style-name="T12">:</text:span><text:span text:style-name="T16">:</text:span><text:a xlink:type="simple" xlink:href="mailto:tandekaxameni@yahoo.com" text:style-name="Internet_20_link" text:visited-style-name="Visited_20_Internet_20_Link">tandekaxameni@yahoo.com</text:a></text:p>
          <text:p text:style-name="P31"><text:span text:style-name="T16">A</text:span><text:span text:style-name="T15">lternative E-Mail: </text:span><text:a xlink:type="simple" xlink:href="mailto:tandeka.xameni@takealot.net" text:style-name="Internet_20_link" text:visited-style-name="Visited_20_Internet_20_Link">tandeka.xameni@takealot.net</text:a></text:p>
          <text:p text:style-name="P31"><text:span text:style-name="T15"/></text:p>
          <text:p text:style-name="P29"><text:s text:c="3"/></text:p>
          <text:p text:style-name="P19"/>
        </text:list-header>
      </text:list>
      <text:p text:style-name="P1"/>
      <text:p text:style-name="P12">Name; Russel Edwards</text:p>
      <text:p text:style-name="P14"><text:span text:style-name="T3">Relation</text:span><text:span text:style-name="T1"> </text:span><text:span text:style-name="T3">: Course Coordinator @JenX people</text:span></text:p>
      <text:p text:style-name="P14"><text:span text:style-name="T3">Telephone numbers</text:span><text:span text:style-name="T1"> </text:span><text:span text:style-name="T2">a:</text:span><text:span text:style-name="T3">+27833038655</text:span></text:p>
      <text:p text:style-name="P12">Email  : russell@jenx.co.za</text:p>
      <text:p text:style-name="P1"/>
      <text:p text:style-name="P14"><text:span text:style-name="T3">Name</text:span><text:span text:style-name="T1"> </text:span><text:span text:style-name="T3">: T</text:span><text:span text:style-name="T6">ando </text:span><text:span text:style-name="T4">Futshane</text:span></text:p>
      <text:p text:style-name="P14"><text:span text:style-name="T3">Relation</text:span><text:span text:style-name="T1"> </text:span><text:span text:style-name="T3">: Monitor at Siyaphambili orphanage</text:span></text:p>
      <text:p text:style-name="P14"><text:span text:style-name="T3">Telephone numbers</text:span><text:span text:style-name="T1"> </text:span><text:span text:style-name="T3">: +27829756807</text:span></text:p>
      <text:p text:style-name="P12"/>
      <text:p text:style-name="P1"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YahooSans" svg:font-family="YahooSans, 'Helvetica Neue', 'Segoe UI', Helvetica, Arial, 'Lucida Grande'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0:26:29.433320732</meta:creation-date>
    <dc:date>2021-01-22T13:22:05.116008583</dc:date>
    <meta:editing-duration>PT11M4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3" meta:paragraph-count="52" meta:word-count="225" meta:character-count="2026" meta:non-whitespace-character-count="1826"/>
  </office:meta>
</office:document-meta>
</file>